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officeooo:paragraph-rsid="0016d730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P6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7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8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P9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10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1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paragraph-properties style:line-height-at-least="0.582cm"/>
      <style:text-properties fo:font-style="italic" officeooo:rsid="00128d8c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tyle="normal" officeooo:rsid="00270436" style:font-style-asian="normal" style:font-style-complex="normal"/>
    </style:style>
    <style:style style:name="T7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23cdf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2852f6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8ba50" style:font-style-asian="normal" style:font-style-complex="normal"/>
    </style:style>
    <style:style style:name="T11" style:family="text">
      <style:text-properties fo:color="#2a6099" fo:font-style="normal" officeooo:rsid="001a9dbf" style:font-style-asian="normal" style:font-style-complex="normal"/>
    </style:style>
    <style:style style:name="T12" style:family="text">
      <style:text-properties fo:color="#ff79c6"/>
    </style:style>
    <style:style style:name="T13" style:family="text">
      <style:text-properties fo:color="#ff79c6" style:font-name="Droid Sans Mono"/>
    </style:style>
    <style:style style:name="T14" style:family="text">
      <style:text-properties fo:color="#ff79c6" style:font-name="Droid Sans Mono" fo:background-color="#191622" loext:char-shading-value="0"/>
    </style:style>
    <style:style style:name="T15" style:family="text">
      <style:text-properties fo:color="#e1e1e6" style:font-name="Droid Sans Mono"/>
    </style:style>
    <style:style style:name="T16" style:family="text">
      <style:text-properties fo:color="#e1e1e6" style:font-name="Droid Sans Mono" fo:background-color="#191622" loext:char-shading-value="0"/>
    </style:style>
    <style:style style:name="T17" style:family="text">
      <style:text-properties fo:color="#67e480"/>
    </style:style>
    <style:style style:name="T18" style:family="text">
      <style:text-properties fo:color="#67e480" style:font-name="Droid Sans Mono"/>
    </style:style>
    <style:style style:name="T19" style:family="text">
      <style:text-properties fo:color="#67e480" style:font-name="Droid Sans Mono" fo:background-color="#191622" loext:char-shading-value="0"/>
    </style:style>
    <style:style style:name="T20" style:family="text">
      <style:text-properties fo:color="#e7de79"/>
    </style:style>
    <style:style style:name="T21" style:family="text">
      <style:text-properties fo:color="#e7de79" style:font-name="Droid Sans Mono"/>
    </style:style>
    <style:style style:name="T22" style:family="text">
      <style:text-properties fo:color="#e7de79" style:font-name="Droid Sans Mono" fo:background-color="#191622" loext:char-shading-value="0"/>
    </style:style>
    <style:style style:name="T23" style:family="text">
      <style:text-properties fo:font-style="italic"/>
    </style:style>
    <style:style style:name="T24" style:family="text">
      <style:text-properties fo:color="#e89e64" fo:font-style="italic"/>
    </style:style>
    <style:style style:name="T25" style:family="text">
      <style:text-properties fo:color="#78d1e1"/>
    </style:style>
    <style:style style:name="T26" style:family="text">
      <style:text-properties style:font-name="Droid Sans Mono"/>
    </style:style>
    <style:style style:name="T27" style:family="text">
      <style:text-properties officeooo:rsid="0027ae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Softex – Atividade 0</text:span><text:span text:style-name="T9">5</text:span></text:p>
      <text:p text:style-name="P2"/>
      <text:p text:style-name="P13">Faça uma função calculadora que os números e as operações serão feitas pelo usuário. O código deve ficar rodando infinitamente até que o usuário escolha a opção de sair. No início, o programa mostrará a seguinte lista de operações:</text:p>
      <text:p text:style-name="P12">1: Soma</text:p>
      <text:p text:style-name="P12">2: Subtração</text:p>
      <text:p text:style-name="P12">3: Multiplicação</text:p>
      <text:p text:style-name="P12">4: Divisão</text:p>
      <text:p text:style-name="P12">0: Sair</text:p>
      <text:p text:style-name="P12"/>
      <text:p text:style-name="P12">Digite o número para a operação correspondente e caso o usuário introduza qualquer outro, o sistema deve mostrar a mensagem “Essa opção não existe” e voltar ao menu de opções.</text:p>
      <text:p text:style-name="P12"/>
      <text:p text:style-name="P12">Após a seleção, o sistema deve pedir para o usuário inserir o primeiro e segundo valor, um de cada. Depois precisa executar a operação e mostrar o resultado na tela. Quando o usuário escolher a opção “Sair”, o sistema irá parar. </text:p>
      <text:p text:style-name="P12"/>
      <text:p text:style-name="P12">É necessário que o sistema mostre as opções sempre que finalizar uma operação e mostrar o resultado. </text:p>
      <text:p text:style-name="P11"/>
      <text:p text:style-name="P3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6">Github</text:span></text:a><text:a xlink:type="simple" xlink:href="https://github.com/WandeilsonFerreira/Softex" text:style-name="Internet_20_link" text:visited-style-name="Visited_20_Internet_20_Link"><text:span text:style-name="T11">.</text:span></text:a></text:p>
      <text:p text:style-name="P4"/>
      <text:p text:style-name="P5">Seguindo as orientação da tutora irei utilizar a linguagem de programação Javascript para a resolução dessa atividade. </text:p>
      <text:p text:style-name="P5"/>
      <text:p text:style-name="P5">&lt;script&gt;</text:p>
      <text:p text:style-name="P10"><text:s/>let input = require('prompt-sync')()</text:p>
      <text:p text:style-name="P10">var mensagemErro = ' '</text:p>
      <text:p text:style-name="P10">function calculadora(<text:span text:style-name="T23">x</text:span>, <text:span text:style-name="T23">y</text:span>, <text:span text:style-name="T23">z</text:span>) {</text:p>
      <text:p text:style-name="P10">switch (z) {</text:p>
      <text:p text:style-name="P10">case 1:</text:p>
      <text:p text:style-name="P10">return x + y</text:p>
      <text:p text:style-name="P10">break</text:p>
      <text:p text:style-name="P10">case 2:</text:p>
      <text:p text:style-name="P10">return x - y</text:p>
      <text:p text:style-name="P10">break</text:p>
      <text:p text:style-name="P10">case 3:</text:p>
      <text:p text:style-name="P10">return x * y</text:p>
      <text:p text:style-name="P10">break</text:p>
      <text:p text:style-name="P10">case 4:</text:p>
      <text:p text:style-name="P10">if (y == 0) {</text:p>
      <text:p text:style-name="P10">return (mensagemErro = "Impossível dividir por '0'")</text:p>
      <text:p text:style-name="P10">break</text:p>
      <text:p text:style-name="P10">} else {</text:p>
      <text:p text:style-name="P10">return x / y</text:p>
      <text:p text:style-name="P10">}</text:p>
      <text:p text:style-name="P10"><text:soft-page-break/>break</text:p>
      <text:p text:style-name="P10">}</text:p>
      <text:p text:style-name="P10">}</text:p>
      <text:p text:style-name="P10">var mensagem = ' '</text:p>
      <text:p text:style-name="P10">console.log('======== Programa Calculadora Básica ======== ')</text:p>
      <text:p text:style-name="P10">do {</text:p>
      <text:p text:style-name="P10">console.log(</text:p>
      <text:p text:style-name="P10">'Escolha a operação matemática: \n1: Adição\n2: Subtração\n3: Multiplicação\n4: Divisão\n0: Sair\n'</text:p>
      <text:p text:style-name="P10">)</text:p>
      <text:p text:style-name="P10">var z = input()</text:p>
      <text:p text:style-name="P10">z = parseFloat(z)</text:p>
      <text:p text:style-name="P10">console.clear()</text:p>
      <text:p text:style-name="P10">if (z == 0) {</text:p>
      <text:p text:style-name="P10">console.clear()</text:p>
      <text:p text:style-name="P10">console.log('Até mais!!')</text:p>
      <text:p text:style-name="P10">break</text:p>
      <text:p text:style-name="P10">} else if (z &gt; 4) {</text:p>
      <text:p text:style-name="P10">console.log('Entrada inválida')</text:p>
      <text:p text:style-name="P10">} else {</text:p>
      <text:p text:style-name="P10">console.log('Digite o primeiro valor da operação: ')</text:p>
      <text:p text:style-name="P10">var x = input()</text:p>
      <text:p text:style-name="P10">x = parseFloat(x)</text:p>
      <text:p text:style-name="P10">console.log('Digite o segundo valor da operação: ')</text:p>
      <text:p text:style-name="P10">var y = input()</text:p>
      <text:p text:style-name="P10">y = parseFloat(y)</text:p>
      <text:p text:style-name="P10">console.clear()</text:p>
      <text:p text:style-name="P10">var entrada = calculadora(x, y, z)</text:p>
      <text:p text:style-name="P10">console.log('O resultado da operação selecionada é: ' + entrada + '.')</text:p>
      <text:p text:style-name="P10">console.log('Deseja continuar? (sim ou nao)')</text:p>
      <text:p text:style-name="P10">mensagem = input()</text:p>
      <text:p text:style-name="P10">}</text:p>
      <text:p text:style-name="P10">} while (mensagem != 'nao')</text:p>
      <text:p text:style-name="P6">&lt;/script&gt;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9T22:08:08.605158088</dc:date>
    <meta:editing-duration>PT8H2M48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341" meta:character-count="1989" meta:non-whitespace-character-count="1709"/>
  </office:meta>
</office:document-meta>
</file>